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7000000576EBE045032259B5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cm" fo:margin-left="0.004cm" fo:margin-top="0cm" fo:margin-bottom="0cm" table:align="left" style:writing-mode="lr-tb"/>
    </style:style>
    <style:style style:name="Tabla1.A" style:family="table-column">
      <style:table-column-properties style:column-width="7.5cm"/>
    </style:style>
    <style:style style:name="Tabla1.B" style:family="table-column">
      <style:table-column-properties style:column-width="7.49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.B1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a2" style:family="table">
      <style:table-properties style:width="15cm" fo:margin-left="0.004cm" fo:margin-top="0cm" fo:margin-bottom="0cm" table:align="left" style:writing-mode="lr-tb"/>
    </style:style>
    <style:style style:name="Tabla2.A" style:family="table-column">
      <style:table-column-properties style:column-width="7.5cm"/>
    </style:style>
    <style:style style:name="Tabla2.B" style:family="table-column">
      <style:table-column-properties style:column-width="7.4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2.B1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a3" style:family="table">
      <style:table-properties style:width="15cm" fo:margin-left="0.002cm" fo:margin-top="0cm" fo:margin-bottom="0cm" table:align="left" style:writing-mode="lr-tb"/>
    </style:style>
    <style:style style:name="Tabla3.A" style:family="table-column">
      <style:table-column-properties style:column-width="7.5cm"/>
    </style:style>
    <style:style style:name="Tabla3.B" style:family="table-column">
      <style:table-column-properties style:column-width="7.498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ffffff" fo:padding-left="0.074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3.B1" style:family="table-cell">
      <style:table-cell-properties fo:background-color="#ffffff" fo:padding-left="0.074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Table_20_Contents">
      <style:paragraph-properties fo:margin-top="0cm" fo:margin-bottom="0.282cm" loext:contextual-spacing="false"/>
    </style:style>
    <style:style style:name="P7" style:family="paragraph" style:parent-style-name="Table_20_Contents">
      <style:paragraph-properties fo:margin-top="0cm" fo:margin-bottom="0.282cm" loext:contextual-spacing="false" fo:text-align="center" style:justify-single-word="false"/>
    </style:style>
    <style:style style:name="P8" style:family="paragraph" style:parent-style-name="List_20_Paragraph" style:list-style-name="WWNum1"/>
    <style:style style:name="P9" style:family="paragraph" style:parent-style-name="List_20_Paragraph">
      <style:paragraph-properties fo:text-align="justify" style:justify-single-word="false"/>
    </style:style>
    <style:style style:name="P10" style:family="paragraph" style:parent-style-name="List_20_Paragraph" style:list-style-name="WWNum1">
      <style:paragraph-properties fo:text-align="justify" style:justify-single-word="false"/>
    </style:style>
    <style:style style:name="P11" style:family="paragraph" style:parent-style-name="List_20_Paragraph">
      <style:paragraph-properties fo:margin-left="0cm" fo:margin-right="0cm" fo:text-indent="0cm" style:auto-text-indent="false"/>
    </style:style>
    <style:style style:name="P12" style:family="paragraph" style:parent-style-name="List_20_Paragraph">
      <style:paragraph-properties fo:margin-left="0.635cm" fo:margin-right="0cm" fo:text-indent="0cm" style:auto-text-indent="false"/>
    </style:style>
    <style:style style:name="P13" style:family="paragraph" style:parent-style-name="List_20_Paragraph">
      <style:paragraph-properties fo:margin-top="0cm" fo:margin-bottom="0.282cm" loext:contextual-spacing="true" fo:text-align="justify" style:justify-single-word="false"/>
    </style:style>
    <style:style style:name="P14" style:family="paragraph" style:parent-style-name="Preformatted_20_Text">
      <loext:graphic-properties draw:fill="solid" draw:fill-color="#ffffff"/>
      <style:paragraph-properties fo:background-color="#ffffff"/>
    </style:style>
    <style:style style:name="P15" style:family="paragraph" style:parent-style-name="Preformatted_20_Text">
      <style:paragraph-properties fo:text-align="justify" style:justify-single-word="false"/>
    </style:style>
    <style:style style:name="P16" style:family="paragraph" style:parent-style-name="Preformatted_20_Text">
      <style:paragraph-properties fo:margin-top="0cm" fo:margin-bottom="0.282cm" loext:contextual-spacing="false"/>
    </style:style>
    <style:style style:name="P17" style:family="paragraph" style:parent-style-name="Preformatted_20_Text">
      <style:paragraph-properties fo:margin-left="0cm" fo:margin-right="0cm" fo:text-indent="0cm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fo:color="#000080" style:font-name="DejaVu Sans Mono" fo:font-weight="bold" style:font-weight-asian="bold"/>
    </style:style>
    <style:style style:name="T7" style:family="text">
      <style:text-properties fo:color="#000080" style:font-name="DejaVu Sans Mono"/>
    </style:style>
    <style:style style:name="T8" style:family="text">
      <style:text-properties fo:color="#000000" style:font-name="DejaVu Sans Mono"/>
    </style:style>
    <style:style style:name="T9" style:family="text">
      <style:text-properties fo:color="#000000" style:font-name="DejaVu Sans Mono" fo:background-color="#ff00ff"/>
    </style:style>
    <style:style style:name="T10" style:family="text">
      <style:text-properties fo:color="#000000" style:font-name="DejaVu Sans Mono" fo:background-color="#0000ff"/>
    </style:style>
    <style:style style:name="T11" style:family="text">
      <style:text-properties fo:color="#000000"/>
    </style:style>
    <style:style style:name="T12" style:family="text">
      <style:text-properties fo:color="#008000" style:font-name="DejaVu Sans Mono" fo:font-weight="bold" style:font-weight-asian="bold"/>
    </style:style>
    <style:style style:name="T13" style:family="text">
      <style:text-properties fo:color="#0000ff" style:font-name="DejaVu Sans Mono"/>
    </style:style>
    <style:style style:name="T14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text:span text:style-name="T1">Evaluación Continua</text:span></text:p>
      <text:p text:style-name="P2"/>
      <text:p text:style-name="Standard"><text:span text:style-name="T2">Curso</text:span><text:span text:style-name="T3">: <text:s text:c="6"/>Algoritmos</text:span><text:span text:style-name="T2"><text:tab/>Nivel: </text:span><text:span text:style-name="T3">3<text:tab/><text:tab/><text:tab/><text:tab/></text:span><text:span text:style-name="T2">Fecha</text:span><text:span text:style-name="T3">: 03-05-2017</text:span></text:p>
      <text:p text:style-name="Standard"><text:span text:style-name="T2">Profesor</text:span><text:span text:style-name="T3">: Fredy Cuenca, PhD</text:span></text:p>
      <text:p text:style-name="Standard"><text:span text:style-name="T2">Nombre</text:span><text:span text:style-name="T3">: _______________________________________ <text:s text:c="5"/></text:span><text:span text:style-name="T2">Paralelo</text:span><text:span text:style-name="T3">: A</text:span></text:p>
      <text:p text:style-name="Standard"/>
      <text:list xml:id="list1072962490376529353" text:style-name="WWNum1">
        <text:list-item>
          <text:p text:style-name="P8">(2 pt.) Realice las siguientes conversiones: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225.5<text:span text:style-name="T4">10 <text:s/></text:span>a binario</text:p>
          </table:table-cell>
          <table:table-cell table:style-name="Tabla1.B1" office:value-type="string">
            <text:p text:style-name="P6">11100001.1000</text:p>
          </table:table-cell>
        </table:table-row>
        <table:table-row table:style-name="Tabla1.1">
          <table:table-cell table:style-name="Tabla1.A1" office:value-type="string">
            <text:p text:style-name="P6">6E.C<text:span text:style-name="T5">H</text:span> <text:s/>a decimal</text:p>
          </table:table-cell>
          <table:table-cell table:style-name="Tabla1.B1" office:value-type="string">
            <text:p text:style-name="P6">110.75</text:p>
          </table:table-cell>
        </table:table-row>
      </table:table>
      <text:p text:style-name="P11"/>
      <text:p text:style-name="P12"/>
      <text:list xml:id="list214445272686737" text:continue-numbering="true" text:style-name="WWNum1">
        <text:list-item>
          <text:p text:style-name="P8">(2 pt.) Escribir el resultado de las siguientes expresiones:</text:p>
        </text:list-item>
      </text:list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Expresión</text:p>
          </table:table-cell>
          <table:table-cell table:style-name="Tabla2.B1" office:value-type="string">
            <text:p text:style-name="P7">Resultado</text:p>
          </table:table-cell>
        </table:table-row>
        <table:table-row table:style-name="Tabla2.1">
          <table:table-cell table:style-name="Tabla2.A1" office:value-type="string">
            <text:p text:style-name="P16"><text:span text:style-name="T6">print</text:span><text:span text:style-name="T8">(</text:span><text:span text:style-name="T7">len</text:span><text:span text:style-name="T8">(</text:span><text:span text:style-name="T12">"Cuatro"</text:span><text:span text:style-name="T8">)//</text:span><text:span text:style-name="T13">2</text:span><text:span text:style-name="T8">)</text:span></text:p>
          </table:table-cell>
          <table:table-cell table:style-name="Tabla2.B1" office:value-type="string">
            <text:p text:style-name="P6">3</text:p>
          </table:table-cell>
        </table:table-row>
        <table:table-row table:style-name="Tabla2.1">
          <table:table-cell table:style-name="Tabla2.A1" office:value-type="string">
            <text:p text:style-name="P16"><text:span text:style-name="T6">print</text:span><text:span text:style-name="T8">(</text:span><text:span text:style-name="T12">"Dos"</text:span><text:span text:style-name="T8">*(</text:span><text:span text:style-name="T13">10</text:span><text:span text:style-name="T8">%</text:span><text:span text:style-name="T13">4</text:span><text:span text:style-name="T8">))</text:span></text:p>
          </table:table-cell>
          <table:table-cell table:style-name="Tabla2.B1" office:value-type="string">
            <text:p text:style-name="P6">DosDos</text:p>
          </table:table-cell>
        </table:table-row>
      </table:table>
      <text:p text:style-name="P3"/>
      <text:list xml:id="list214445533985094" text:continue-numbering="true" text:style-name="WWNum1">
        <text:list-item>
          <text:p text:style-name="P8">(3 pt.) Escriba un programa que permita al usuario ingresar una velocidad en Km/h y que le muestre dicho valor en m/s.</text:p>
        </text:list-item>
      </text:list>
      <text:p text:style-name="P12"/>
      <text:p text:style-name="P17"><text:span text:style-name="T9">vIn</text:span><text:span text:style-name="T8">=</text:span><text:span text:style-name="T7">float</text:span><text:span text:style-name="T8">(</text:span><text:span text:style-name="T7">input</text:span><text:span text:style-name="T8">(</text:span><text:span text:style-name="T12">"Por favor ingrese la velocidad en Km/h: "</text:span><text:span text:style-name="T8">))</text:span></text:p>
      <text:p text:style-name="P14"><text:span text:style-name="T8">vOut=</text:span><text:span text:style-name="T10">vIn</text:span><text:span text:style-name="T8">*</text:span><text:span text:style-name="T13">1000</text:span><text:span text:style-name="T8">/</text:span><text:span text:style-name="T13">3600</text:span></text:p>
      <text:p text:style-name="P14"><text:span text:style-name="T6">print</text:span><text:span text:style-name="T8">(</text:span><text:span text:style-name="T12">"Su velocidad en m/s es: "</text:span><text:span text:style-name="T8">+ </text:span><text:span text:style-name="T7">str</text:span><text:span text:style-name="T8">(vOut));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list xml:id="list214445243619239" text:continue-numbering="true" text:style-name="WWNum1">
        <text:list-item>
          <text:p text:style-name="P10">(3 pt.) Escriba un programa que solicite al usuario la velocidad (Km/h) de un vehículo y determine el valor de la multa de tránsito<text:bookmark text:name="_GoBack"/> de acuerdo a la siguiente tabla:</text:p>
        </text:list-item>
      </text:list>
      <text:p text:style-name="P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"><text:span text:style-name="T14">Velocidad (km/h)</text:span></text:p>
          </table:table-cell>
          <table:table-cell table:style-name="Tabla3.B1" office:value-type="string">
            <text:p text:style-name="P7"><text:span text:style-name="T14">Multa</text:span></text:p>
          </table:table-cell>
        </table:table-row>
        <table:table-row table:style-name="Tabla3.1">
          <table:table-cell table:style-name="Tabla3.A1" office:value-type="string">
            <text:p text:style-name="P6">Menor a 50 km/h</text:p>
          </table:table-cell>
          <table:table-cell table:style-name="Tabla3.B1" office:value-type="string">
            <text:p text:style-name="P6">$0</text:p>
          </table:table-cell>
        </table:table-row>
        <table:table-row table:style-name="Tabla3.1">
          <table:table-cell table:style-name="Tabla3.A1" office:value-type="string">
            <text:p text:style-name="P6">Entre 50 km/h y 70 km/h</text:p>
          </table:table-cell>
          <table:table-cell table:style-name="Tabla3.B1" office:value-type="string">
            <text:p text:style-name="P6">$100</text:p>
          </table:table-cell>
        </table:table-row>
        <table:table-row table:style-name="Tabla3.1">
          <table:table-cell table:style-name="Tabla3.A1" office:value-type="string">
            <text:p text:style-name="P6">Mayor a 70 km/h</text:p>
          </table:table-cell>
          <table:table-cell table:style-name="Tabla3.B1" office:value-type="string">
            <text:p text:style-name="P6">$200</text:p>
          </table:table-cell>
        </table:table-row>
      </table:table>
      <text:p text:style-name="P9"/>
      <text:p text:style-name="P15"><text:span text:style-name="T8">velocity= </text:span><text:span text:style-name="T7">float</text:span><text:span text:style-name="T8">(</text:span><text:span text:style-name="T7">input</text:span><text:span text:style-name="T8">(</text:span><text:span text:style-name="T12">"Ingrese la velocidad del vehiculo: "</text:span><text:span text:style-name="T8">))</text:span></text:p>
      <text:p text:style-name="P14"><text:span text:style-name="T6">if </text:span><text:span text:style-name="T8">velocity &lt; </text:span><text:span text:style-name="T13">50</text:span><text:span text:style-name="T8">:</text:span></text:p>
      <text:p text:style-name="P14"><text:span text:style-name="T11"><text:s text:c="4"/></text:span><text:span text:style-name="T6">print</text:span><text:span text:style-name="T8">(</text:span><text:span text:style-name="T12">"Su multa es de: 0$"</text:span><text:span text:style-name="T8">)</text:span></text:p>
      <text:p text:style-name="P14"><text:span text:style-name="T6">elif </text:span><text:span text:style-name="T8">velocity &lt;= </text:span><text:span text:style-name="T13">70 </text:span><text:span text:style-name="T8">:</text:span></text:p>
      <text:p text:style-name="P14"><text:span text:style-name="T11"><text:s text:c="4"/></text:span><text:span text:style-name="T6">print</text:span><text:span text:style-name="T8">(</text:span><text:span text:style-name="T12">"Su multa es de: 100$"</text:span><text:span text:style-name="T8">)</text:span></text:p>
      <text:p text:style-name="P14"><text:span text:style-name="T6">elif</text:span><text:span text:style-name="T8">(velocity &gt; </text:span><text:span text:style-name="T13">70</text:span><text:span text:style-name="T8">) :</text:span></text:p>
      <text:p text:style-name="P14"><text:span text:style-name="T11"><text:s text:c="4"/></text:span><text:span text:style-name="T6">print</text:span><text:span text:style-name="T8">(</text:span><text:span text:style-name="T12">"Su multa es de: 200$"</text:span><text:span text:style-name="T8">)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C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s" fo:country="EC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s" fo:country="EC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Picture 3" text:anchor-type="as-char" svg:width="4.763cm" svg:height="1.406cm" draw:z-index="0"><draw:image xlink:href="Pictures/1000000000000127000000576EBE045032259B5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00:04:00</meta:creation-date>
    <meta:initial-creator>Fredy Enrique Cuenca Lucero</meta:initial-creator>
    <dc:language>es-EC</dc:language>
    <dc:date>2017-05-07T16:20:18</dc:date>
    <meta:editing-cycles>28</meta:editing-cycles>
    <meta:editing-duration>PT6H2M</meta:editing-duration>
    <meta:generator>LibreOffice/5.1.6.2$Linux_X86_64 LibreOffice_project/10m0$Build-2</meta:generator>
    <meta:document-statistic meta:table-count="3" meta:image-count="1" meta:object-count="0" meta:page-count="2" meta:paragraph-count="38" meta:word-count="172" meta:character-count="1103" meta:non-whitespace-character-count="9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